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A000000DD000000DD245BE18F0D847CFC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2.24pt" svg:height="397.53pt" svg:x="185.67pt" svg:y="1.11pt">
            <loext:p draw:notify-on-update-of-ranges="Sheet1.A2:Sheet1.A2 Sheet1.A3:Sheet1.A13 Sheet1.A1:Sheet1.A1 Sheet1.B3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75.33pt" svg:height="403.48pt" svg:x="173.34pt" svg:y="463.63pt">
            <loext:p draw:notify-on-update-of-ranges="Sheet1.A37:Sheet1.A37 Sheet1.A38:Sheet1.A48 Sheet1.A36:Sheet1.A36 Sheet1.B38:Sheet1.B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an calculation time</text:p>
          </table:table-cell>
          <table:table-cell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42" calcext:value-type="float">
            <text:p>2.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7" calcext:value-type="float">
            <text:p>2.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09" calcext:value-type="float">
            <text:p>3.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19" calcext:value-type="float">
            <text:p>3.8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69" calcext:value-type="float">
            <text:p>4.0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152" calcext:value-type="float">
            <text:p>5.1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151" calcext:value-type="float">
            <text:p>6.1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127" calcext:value-type="float">
            <text:p>13.1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2.221" calcext:value-type="float">
            <text:p>22.2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2.229" calcext:value-type="float">
            <text:p>42.229</text:p>
          </table:table-cell>
        </table:table-row>
        <table:table-row table:style-name="ro1" table:number-rows-repeated="22">
          <table:table-cell table:number-columns-repeated="2"/>
        </table:table-row>
        <table:table-row table:style-name="ro1">
          <table:table-cell office:value-type="string" calcext:value-type="string">
            <text:p>Median Calculation Time</text:p>
          </table:table-cell>
          <table:table-cell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.055" calcext:value-type="float">
            <text:p>200.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.683" calcext:value-type="float">
            <text:p>21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8.087" calcext:value-type="float">
            <text:p>258.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9.732" calcext:value-type="float">
            <text:p>289.7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3.855" calcext:value-type="float">
            <text:p>303.8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5.455" calcext:value-type="float">
            <text:p>335.4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4.053" calcext:value-type="float">
            <text:p>404.0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65.813" calcext:value-type="float">
            <text:p>565.8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29.267" calcext:value-type="float">
            <text:p>1529.2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47.666" calcext:value-type="float">
            <text:p>2847.66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511.868" calcext:value-type="float">
            <text:p>5511.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6:50:32.765650506</meta:creation-date>
    <dc:date>2018-02-14T17:19:26.246711080</dc:date>
    <meta:editing-duration>PT18M43S</meta:editing-duration>
    <meta:editing-cycles>2</meta:editing-cycles>
    <meta:generator>LibreOffice/5.1.6.2$Linux_X86_64 LibreOffice_project/10m0$Build-2</meta:generator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05cm" svg:height="14.025cm" xlink:href=".." xlink:type="simple" chart:class="chart:scatter" chart:style-name="ch1">
        <chart:title svg:x="7.678cm" svg:y="0.416cm" chart:style-name="ch2">
          <text:p>Time taken for Mean Calculations</text:p>
        </chart:title>
        <chart:plot-area chart:style-name="ch3" table:cell-range-address="Sheet1.A1:Sheet1.A13 Sheet1.B3:Sheet1.B13" chart:data-source-has-labels="row" svg:x="1.443cm" svg:y="1.493cm" svg:width="20.416cm" svg:height="11.285cm">
          <chartooo:coordinate-region svg:x="2.1cm" svg:y="1.691cm" svg:width="19.351cm" svg:height="10.443cm"/>
          <chart:axis chart:dimension="x" chart:name="primary-x" chart:style-name="ch4">
            <chart:title svg:x="10.273cm" svg:y="13.058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7.903cm" chart:style-name="ch7">
              <text:p>Time (ms)</text:p>
            </chart:title>
            <chart:grid chart:style-name="ch6" chart:class="major"/>
          </chart:axis>
          <chart:series chart:style-name="ch8" chart:values-cell-range-address="Sheet1.B3:Sheet1.B13" chart:label-cell-address="Sheet1.A1:Sheet1.A1" chart:class="chart:scatter">
            <chart:domain table:cell-range-address="Sheet1.A3:Sheet1.A1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calculation time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3</svg:desc>
                </draw:g>
              </table:table-cell>
              <table:table-cell office:value-type="float" office:value="2.742">
                <text:p>2.742</text:p>
                <draw:g>
                  <svg:desc>Sheet1.B3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47">
                <text:p>2.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09">
                <text:p>3.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819">
                <text:p>3.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069">
                <text:p>4.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152">
                <text:p>5.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.151">
                <text:p>6.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3.127">
                <text:p>13.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22.221">
                <text:p>22.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42.229">
                <text:p>42.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25cm" svg:height="14.235cm" xlink:href=".." xlink:type="simple" chart:class="chart:scatter" chart:style-name="ch1">
        <chart:title svg:x="8.374cm" svg:y="0.42cm" chart:style-name="ch2">
          <text:p>Time taken for Median Calculation</text:p>
        </chart:title>
        <chart:plot-area chart:style-name="ch3" table:cell-range-address="Sheet1.A36:Sheet1.A48 Sheet1.B38:Sheet1.B48" chart:data-source-has-labels="row" svg:x="1.473cm" svg:y="1.501cm" svg:width="21.876cm" svg:height="11.483cm">
          <chartooo:coordinate-region svg:x="2.537cm" svg:y="1.699cm" svg:width="20.404cm" svg:height="10.641cm"/>
          <chart:axis chart:dimension="x" chart:name="primary-x" chart:style-name="ch4">
            <chart:title svg:x="10.988cm" svg:y="13.268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8.01cm" chart:style-name="ch7">
              <text:p>Time (ms)</text:p>
            </chart:title>
            <chart:grid chart:style-name="ch6" chart:class="major"/>
          </chart:axis>
          <chart:series chart:style-name="ch8" chart:values-cell-range-address="Sheet1.B38:Sheet1.B48" chart:label-cell-address="Sheet1.A36:Sheet1.A36" chart:class="chart:scatter">
            <chart:domain table:cell-range-address="Sheet1.A38:Sheet1.A4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dian Calculation Time</text:p>
                <draw:g>
                  <svg:desc>Sheet1.A36:Sheet1.A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8:Sheet1.A48</svg:desc>
                </draw:g>
              </table:table-cell>
              <table:table-cell office:value-type="float" office:value="200.055">
                <text:p>200.055</text:p>
                <draw:g>
                  <svg:desc>Sheet1.B38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0.683">
                <text:p>210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58.087">
                <text:p>258.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9.732">
                <text:p>289.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03.855">
                <text:p>303.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35.455">
                <text:p>335.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04.053">
                <text:p>404.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65.813">
                <text:p>565.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529.267">
                <text:p>1529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2847.666">
                <text:p>2847.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5511.868">
                <text:p>5511.8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